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fd679" officeooo:paragraph-rsid="000fd679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fd679" officeooo:paragraph-rsid="001248d2"/>
    </style:style>
    <style:style style:name="P3" style:family="paragraph" style:parent-style-name="Standard">
      <style:paragraph-properties fo:text-align="justify" style:justify-single-word="false"/>
      <style:text-properties officeooo:rsid="000fd679" officeooo:paragraph-rsid="0010161f"/>
    </style:style>
    <style:style style:name="P4" style:family="paragraph" style:parent-style-name="Standard">
      <style:paragraph-properties fo:text-align="justify" style:justify-single-word="false"/>
      <style:text-properties officeooo:rsid="000fd679" officeooo:paragraph-rsid="001194a5"/>
    </style:style>
    <style:style style:name="P5" style:family="paragraph" style:parent-style-name="Standard">
      <style:paragraph-properties fo:text-align="justify" style:justify-single-word="false"/>
      <style:text-properties officeooo:rsid="000fd679" officeooo:paragraph-rsid="001248d2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0161f" officeooo:paragraph-rsid="001248d2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10161f" officeooo:paragraph-rsid="0010161f"/>
    </style:style>
    <style:style style:name="P8" style:family="paragraph" style:parent-style-name="Standard">
      <style:paragraph-properties fo:text-align="justify" style:justify-single-word="false"/>
      <style:text-properties officeooo:rsid="0010161f" officeooo:paragraph-rsid="0010161f"/>
    </style:style>
    <style:style style:name="P9" style:family="paragraph" style:parent-style-name="Standard">
      <style:paragraph-properties fo:text-align="justify" style:justify-single-word="false"/>
      <style:text-properties officeooo:rsid="001194a5" officeooo:paragraph-rsid="001194a5"/>
    </style:style>
    <style:style style:name="P10" style:family="paragraph" style:parent-style-name="Standard" style:list-style-name="L4">
      <style:paragraph-properties fo:text-align="justify" style:justify-single-word="false"/>
      <style:text-properties officeooo:rsid="001194a5" officeooo:paragraph-rsid="001194a5"/>
    </style:style>
    <style:style style:name="P11" style:family="paragraph" style:parent-style-name="Standard" style:list-style-name="L4">
      <style:paragraph-properties fo:text-align="justify" style:justify-single-word="false"/>
      <style:text-properties officeooo:rsid="001194a5" officeooo:paragraph-rsid="001248d2"/>
    </style:style>
    <style:style style:name="P12" style:family="paragraph" style:parent-style-name="Standard" style:list-style-name="L5">
      <style:paragraph-properties fo:text-align="justify" style:justify-single-word="false"/>
      <style:text-properties officeooo:rsid="001194a5" officeooo:paragraph-rsid="001194a5"/>
    </style:style>
    <style:style style:name="P13" style:family="paragraph" style:parent-style-name="Standard" style:list-style-name="L7">
      <style:paragraph-properties fo:text-align="justify" style:justify-single-word="false"/>
      <style:text-properties officeooo:rsid="001194a5" officeooo:paragraph-rsid="001248d2"/>
    </style:style>
    <style:style style:name="P14" style:family="paragraph" style:parent-style-name="Standard">
      <style:paragraph-properties fo:text-align="justify" style:justify-single-word="false"/>
      <style:text-properties officeooo:rsid="001194a5" officeooo:paragraph-rsid="001248d2"/>
    </style:style>
    <style:style style:name="P15" style:family="paragraph" style:parent-style-name="Standard">
      <style:paragraph-properties fo:text-align="justify" style:justify-single-word="false"/>
      <style:text-properties officeooo:rsid="001248d2" officeooo:paragraph-rsid="001248d2"/>
    </style:style>
    <style:style style:name="P16" style:family="paragraph" style:parent-style-name="Standard" style:list-style-name="L6">
      <style:paragraph-properties fo:text-align="justify" style:justify-single-word="false"/>
      <style:text-properties officeooo:rsid="001248d2" officeooo:paragraph-rsid="001248d2"/>
    </style:style>
    <style:style style:name="P17" style:family="paragraph" style:parent-style-name="Standard" style:list-style-name="L8">
      <style:paragraph-properties fo:text-align="justify" style:justify-single-word="false"/>
      <style:text-properties officeooo:rsid="001248d2" officeooo:paragraph-rsid="001248d2"/>
    </style:style>
    <style:style style:name="P18" style:family="paragraph" style:parent-style-name="Standard" style:list-style-name="L2">
      <style:paragraph-properties fo:text-align="justify" style:justify-single-word="false"/>
      <style:text-properties officeooo:rsid="001248d2" officeooo:paragraph-rsid="001248d2"/>
    </style:style>
    <style:style style:name="T1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0161f" style:font-style-asian="italic" style:font-style-complex="italic"/>
    </style:style>
    <style:style style:name="T4" style:family="text">
      <style:text-properties officeooo:rsid="0010161f"/>
    </style:style>
    <style:style style:name="T5" style:family="text">
      <style:text-properties officeooo:rsid="001194a5"/>
    </style:style>
    <style:style style:name="T6" style:family="text">
      <style:text-properties officeooo:rsid="001248d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eature</text:span> </text:p>
      <text:p text:style-name="P1"/>
      <text:p text:style-name="P3">Passos <text:span text:style-name="T6">de </text:span>interação com Hand<text:span text:style-name="T4">Motion para:</text:span></text:p>
      <text:p text:style-name="P1"/>
      <text:p text:style-name="P4"><text:span text:style-name="T3"/></text:p>
      <text:p text:style-name="P4"><text:span text:style-name="T3">1 - </text:span><text:span text:style-name="T2">Reconhecer gestos</text:span> <text:span text:style-name="T2">simples de Li</text:span><text:span text:style-name="T3">B</text:span><text:span text:style-name="T2">ra</text:span><text:span text:style-name="T3">S</text:span></text:p>
      <text:p text:style-name="P4"><text:span text:style-name="T3"/></text:p>
      <text:p text:style-name="P4"><text:span text:style-name="T4">Pré-condição: Iniciar o leap motion e a aplicação</text:span></text:p>
      <text:p text:style-name="P9"/>
      <text:p text:style-name="P9">Fluxo Principal</text:p>
      <text:list xml:id="list4241179945498250622" text:style-name="L1">
        <text:list-item>
          <text:p text:style-name="P6">Selecionar a opção “Reconhecimento” no menu <text:s/><text:span text:style-name="T6">(FA03)</text:span></text:p>
        </text:list-item>
        <text:list-item>
          <text:p text:style-name="P2"><text:span text:style-name="T4">O</text:span> sistema irá mostrar um gesto <text:span text:style-name="T6">(FA03)</text:span></text:p>
        </text:list-item>
        <text:list-item>
          <text:p text:style-name="P2"><text:span text:style-name="T4">O</text:span> usuário deverá repeti-lo <text:span text:style-name="T4">(RN01) (FA03)</text:span></text:p>
        </text:list-item>
        <text:list-item>
          <text:p text:style-name="P2"><text:span text:style-name="T4">O sistema exibe</text:span> uma mensagem <text:span text:style-name="T4">de reconhecimento (FA01) (FA02) (FA03)</text:span></text:p>
        </text:list-item>
      </text:list>
      <text:p text:style-name="P3"/>
      <text:p text:style-name="P3"><text:span text:style-name="T4">Fluxos alternativos:</text:span></text:p>
      <text:p text:style-name="P9"><text:tab/>FA01 - Repetir</text:p>
      <text:list xml:id="list9064578856571049149" text:style-name="L4">
        <text:list-item>
          <text:p text:style-name="P10">O usuário clica no botão “Repetir”</text:p>
        </text:list-item>
        <text:list-item>
          <text:p text:style-name="P10">O sistema retorna ao passo 2 do Fluxo Principal <text:span text:style-name="T6">com o mesmo gesto</text:span></text:p>
        </text:list-item>
      </text:list>
      <text:p text:style-name="P9"><text:tab/>FA02 – Pular</text:p>
      <text:list xml:id="list2775814768876113268" text:style-name="L5">
        <text:list-item>
          <text:p text:style-name="P12">O usuário clica no botão “Pular”</text:p>
        </text:list-item>
        <text:list-item>
          <text:p text:style-name="P12">O sistema retorna ao passo 2 do Fluxo Principal com um gesto diferente</text:p>
        </text:list-item>
      </text:list>
      <text:p text:style-name="P15"><text:tab/>FA03 – Sair</text:p>
      <text:list xml:id="list1725303045072407816" text:style-name="L6">
        <text:list-item>
          <text:p text:style-name="P16">O usuário clica em “Sair”</text:p>
        </text:list-item>
        <text:list-item>
          <text:p text:style-name="P16">O sistema encerra</text:p>
        </text:list-item>
      </text:list>
      <text:p text:style-name="P3"/>
      <text:p text:style-name="P3"><text:span text:style-name="T5">Regras de negócio:</text:span></text:p>
      <text:p text:style-name="P3"><text:tab/><text:span text:style-name="T5">RN01 – O tempo máximo para a execução de um movimento é de 1 minuto.</text:span></text:p>
      <text:p text:style-name="P3"/>
      <text:p text:style-name="P3"><text:span text:style-name="T3"/></text:p>
      <text:p text:style-name="P3"><text:span text:style-name="T3"/></text:p>
      <text:p text:style-name="P3"><text:span text:style-name="T3">2 - </text:span><text:span text:style-name="T2">Traduzir gestos simples de Li</text:span><text:span text:style-name="T3">B</text:span><text:span text:style-name="T2">ra</text:span><text:span text:style-name="T3">S</text:span></text:p>
      <text:p text:style-name="P1"/>
      <text:p text:style-name="P3"><text:span text:style-name="T4">Pré-condição: Iniciar o leap motion e a aplicação</text:span></text:p>
      <text:p text:style-name="P3"/>
      <text:p text:style-name="P15">Fluxo Principal</text:p>
      <text:list xml:id="list5740749660692686881" text:style-name="L2">
        <text:list-item>
          <text:p text:style-name="P7">Selecionar a opção “Tradução” no menu <text:span text:style-name="T6">(FA02)</text:span></text:p>
        </text:list-item>
        <text:list-item>
          <text:p text:style-name="P18">O sistema solicita um gesto (FA02)</text:p>
        </text:list-item>
        <text:list-item>
          <text:p text:style-name="P7">O usuário faz um gesto <text:span text:style-name="T6">(FA02)</text:span></text:p>
        </text:list-item>
        <text:list-item>
          <text:p text:style-name="P7">O sistema exibe uma mensagem de reconhecimento e exibe a tradução do movimento realizado pelo usuário <text:span text:style-name="T6">(FA01) (FA02) (RN01)</text:span></text:p>
        </text:list-item>
      </text:list>
      <text:p text:style-name="P8"/>
      <text:p text:style-name="P5"><text:span text:style-name="T4">Fluxos alternativos:</text:span></text:p>
      <text:p text:style-name="P14"><text:tab/>FA01 - Repetir</text:p>
      <text:list xml:id="list173411483862324" text:continue-list="list9064578856571049149" text:style-name="L4">
        <text:list-item>
          <text:p text:style-name="P11">O usuário clica no botão “<text:span text:style-name="T6">Tentar novamente</text:span>”</text:p>
        </text:list-item>
        <text:list-item>
          <text:p text:style-name="P11">O sistema retorna ao passo 2 do Fluxo Principal</text:p>
        </text:list-item>
      </text:list>
      <text:p text:style-name="P15"><text:tab/>FA02 – Sair</text:p>
      <text:list xml:id="list4740677368485593114" text:style-name="L8">
        <text:list-item>
          <text:p text:style-name="P17">O usuário clica em “Sair”</text:p>
        </text:list-item>
        <text:list-item>
          <text:p text:style-name="P17">O sistema encerra</text:p>
        </text:list-item>
      </text:list>
      <text:p text:style-name="P5"/>
      <text:p text:style-name="P5"><text:span text:style-name="T5">Regras de negócio:</text:span></text:p>
      <text:p text:style-name="P5"><text:tab/><text:span text:style-name="T5">RN01 – O tempo máximo para a identificação de um movimento é de 1 minu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37:55.131621393</meta:creation-date>
    <dc:date>2017-09-21T17:34:09.479705740</dc:date>
    <meta:editing-duration>PT3M33S</meta:editing-duration>
    <meta:editing-cycles>1</meta:editing-cycles>
    <meta:document-statistic meta:table-count="0" meta:image-count="0" meta:object-count="0" meta:page-count="1" meta:paragraph-count="37" meta:word-count="247" meta:character-count="1373" meta:non-whitespace-character-count="1167"/>
    <meta:generator>LibreOffice/5.1.6.2$Linux_X86_64 LibreOffice_project/10m0$Build-2</meta:generator>
  </office:meta>
</office:document-meta>
</file>